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Kozuka Mincho Pro B" svg:font-family="'Kozuka Mincho Pro B'" style:font-family-generic="roman" style:font-pitch="variable"/>
    <style:font-face style:name="Kozuka Mincho Pro H" svg:font-family="'Kozuka Mincho Pro 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Negrita" style:font-family-generic="swiss" style:font-pitch="variable"/>
    <style:font-face style:name="Calibri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Kozuka Mincho Pro H" officeooo:rsid="0020fc9b" officeooo:paragraph-rsid="0020fc9b"/>
    </style:style>
    <style:style style:name="P2" style:family="paragraph" style:parent-style-name="Footer">
      <style:paragraph-properties fo:text-align="center" style:justify-single-word="false"/>
      <style:text-properties style:font-name="Kozuka Mincho Pro B"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Text_20_body">
      <style:text-properties officeooo:rsid="00250a79" officeooo:paragraph-rsid="00250a79"/>
    </style:style>
    <style:style style:name="P4" style:family="paragraph" style:parent-style-name="Text_20_body">
      <style:text-properties fo:font-weight="bold" officeooo:rsid="00250a79" officeooo:paragraph-rsid="00250a79" style:font-weight-asian="bold" style:font-weight-complex="bold"/>
    </style:style>
    <style:style style:name="P5" style:family="paragraph" style:parent-style-name="Text_20_body">
      <style:text-properties fo:font-weight="bold" officeooo:rsid="0026056c" officeooo:paragraph-rsid="0026056c" style:font-weight-asian="bold" style:font-weight-complex="bold"/>
    </style:style>
    <style:style style:name="P6" style:family="paragraph" style:parent-style-name="Text_20_body">
      <style:text-properties fo:font-weight="normal" officeooo:rsid="0026056c" officeooo:paragraph-rsid="0026056c" style:font-weight-asian="normal" style:font-weight-complex="normal"/>
    </style:style>
    <style:style style:name="P7" style:family="paragraph" style:parent-style-name="Text_20_body">
      <style:text-properties officeooo:rsid="00278dff" officeooo:paragraph-rsid="00278dff"/>
    </style:style>
    <style:style style:name="P8" style:family="paragraph" style:parent-style-name="Text_20_body">
      <style:text-properties officeooo:rsid="00291b84" officeooo:paragraph-rsid="00291b84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2af565" officeooo:paragraph-rsid="002af565"/>
    </style:style>
    <style:style style:name="P12" style:family="paragraph" style:parent-style-name="Heading_20_2">
      <style:text-properties officeooo:rsid="00250a79" officeooo:paragraph-rsid="00250a79"/>
    </style:style>
    <style:style style:name="P13" style:family="paragraph" style:parent-style-name="Heading_20_2">
      <style:text-properties officeooo:rsid="00291b84" officeooo:paragraph-rsid="00291b84"/>
    </style:style>
    <style:style style:name="P14" style:family="paragraph" style:parent-style-name="Heading_20_1">
      <style:text-properties officeooo:rsid="00250a79" officeooo:paragraph-rsid="00250a79"/>
    </style:style>
    <style:style style:name="P15" style:family="paragraph" style:parent-style-name="Heading_20_1">
      <style:paragraph-properties fo:break-before="page"/>
      <style:text-properties officeooo:rsid="00250a79" officeooo:paragraph-rsid="00250a79"/>
    </style:style>
    <style:style style:name="T1" style:family="text">
      <style:text-properties officeooo:rsid="00250a7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5be9" style:font-weight-asian="normal" style:font-weight-complex="normal"/>
    </style:style>
    <style:style style:name="T4" style:family="text">
      <style:text-properties fo:font-weight="normal" officeooo:rsid="0026056c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ario1">
        <text:table-of-content-source text:outline-level="10">
          <text:index-title-template text:style-name="Contents_20_Heading">Memoria de proyecto RunTracke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Memoria de proyecto RunTracker</text:p>
          </text:index-title>
          <text:p text:style-name="P9"><text:a xlink:type="simple" xlink:href="#__RefHeading___Toc150_1751751926" text:style-name="Index_20_Link" text:visited-style-name="Index_20_Link">Configuración inicial<text:tab/>2</text:a></text:p>
          <text:p text:style-name="P9"><text:a xlink:type="simple" xlink:href="#__RefHeading___Toc141_737752421" text:style-name="Index_20_Link" text:visited-style-name="Index_20_Link">Herramientas<text:tab/>2</text:a></text:p>
          <text:p text:style-name="P10"><text:a xlink:type="simple" xlink:href="#__RefHeading___Toc143_737752421" text:style-name="Index_20_Link" text:visited-style-name="Index_20_Link">Lenguajes de programación<text:tab/>2</text:a></text:p>
          <text:p text:style-name="P10"><text:a xlink:type="simple" xlink:href="#__RefHeading___Toc145_737752421" text:style-name="Index_20_Link" text:visited-style-name="Index_20_Link">Persistencia<text:tab/>2</text:a></text:p>
          <text:p text:style-name="P10"><text:a xlink:type="simple" xlink:href="#__RefHeading___Toc299_737752421" text:style-name="Index_20_Link" text:visited-style-name="Index_20_Link">Modelado<text:tab/>2</text:a></text:p>
          <text:p text:style-name="P10"><text:a xlink:type="simple" xlink:href="#__RefHeading___Toc147_737752421" text:style-name="Index_20_Link" text:visited-style-name="Index_20_Link">Repositorio<text:tab/>2</text:a></text:p>
          <text:p text:style-name="P10"><text:a xlink:type="simple" xlink:href="#__RefHeading___Toc149_737752421" text:style-name="Index_20_Link" text:visited-style-name="Index_20_Link">IDE<text:tab/>3</text:a></text:p>
          <text:p text:style-name="P10"><text:a xlink:type="simple" xlink:href="#__RefHeading___Toc151_737752421" text:style-name="Index_20_Link" text:visited-style-name="Index_20_Link">Tecnologías a estudiar<text:tab/>3</text:a></text:p>
          <text:p text:style-name="P9"><text:a xlink:type="simple" xlink:href="#__RefHeading___Toc153_737752421" text:style-name="Index_20_Link" text:visited-style-name="Index_20_Link">Maquetación de la página<text:tab/>3</text:a></text:p>
          <text:p text:style-name="P10"><text:a xlink:type="simple" xlink:href="#__RefHeading___Toc155_737752421" text:style-name="Index_20_Link" text:visited-style-name="Index_20_Link">Página de inicio<text:tab/>3</text:a></text:p>
          <text:p text:style-name="P10"><text:a xlink:type="simple" xlink:href="#__RefHeading___Toc157_737752421" text:style-name="Index_20_Link" text:visited-style-name="Index_20_Link">Página de inicio de sesión / registro<text:tab/>3</text:a></text:p>
          <text:p text:style-name="P10"><text:a xlink:type="simple" xlink:href="#__RefHeading___Toc159_737752421" text:style-name="Index_20_Link" text:visited-style-name="Index_20_Link">Página de seguimiento<text:tab/>3</text:a></text:p>
        </text:index-body>
      </text:table-of-content>
      <text:p text:style-name="Text_20_body"/>
      <text:h text:style-name="P15" text:outline-level="1"><text:bookmark-start text:name="__RefHeading___Toc150_1751751926"/>Configuración inicial<text:bookmark-end text:name="__RefHeading___Toc150_1751751926"/></text:h>
      <text:p text:style-name="P4">Nombre de aplicación: <text:span text:style-name="T2">RunTracker</text:span></text:p>
      <text:p text:style-name="P4">Nombre proyecto: <text:span text:style-name="T2">DAW2</text:span><text:span text:style-name="T4">16</text:span><text:span text:style-name="T2">_RunTracker</text:span></text:p>
      <text:p text:style-name="P4">Diagrama de clases:</text:p>
      <text:p text:style-name="P4"/>
      <text:p text:style-name="P4">Diagrama de casos de uso:</text:p>
      <text:p text:style-name="P4"/>
      <text:p text:style-name="P4">Diagrama de navegación:</text:p>
      <text:p text:style-name="P4"/>
      <text:p text:style-name="P4">Diagrama de almacenamiento:</text:p>
      <text:p text:style-name="P4"/>
      <text:h text:style-name="P14" text:outline-level="1"><text:bookmark-start text:name="__RefHeading___Toc141_737752421"/>Herramientas<text:bookmark-end text:name="__RefHeading___Toc141_737752421"/></text:h>
      <text:h text:style-name="P12" text:outline-level="2"><text:bookmark-start text:name="__RefHeading___Toc143_737752421"/>Lenguajes de programación<text:bookmark-end text:name="__RefHeading___Toc143_737752421"/></text:h>
      <text:p text:style-name="P7">HTML, CSS, JavaScript, PHP.</text:p>
      <text:h text:style-name="Heading_20_2" text:outline-level="2"><text:bookmark-start text:name="__RefHeading___Toc145_737752421"/>Persistencia<text:bookmark-end text:name="__RefHeading___Toc145_737752421"/></text:h>
      <text:p text:style-name="P5">SGBD: <text:span text:style-name="T2">MySQL </text:span>Motor:<text:span text:style-name="T2"> InnoDB </text:span>Acceso a base de datos: <text:span text:style-name="T2">PDO</text:span></text:p>
      <text:p text:style-name="P5">Nombre de base de datos: <text:span text:style-name="T2">DAW216_DBRunTracker </text:span></text:p>
      <text:p text:style-name="P5">Ficheros creación base de datos:</text:p>
      <text:p text:style-name="P6">DAW216_CrearDBRunTracker.sql</text:p>
      <text:p text:style-name="P6">DAW216_CargaInicialDBRunTracker.sql</text:p>
      <text:p text:style-name="P6">DAW216_BorrarDBRunTracker.sql</text:p>
      <text:h text:style-name="P13" text:outline-level="2"><text:bookmark-start text:name="__RefHeading___Toc299_737752421"/>Modelado<text:bookmark-end text:name="__RefHeading___Toc299_737752421"/></text:h>
      <text:p text:style-name="P8"><text:span text:style-name="T5">Diagrama de clases, casos de uso:</text:span> StarUML</text:p>
      <text:p text:style-name="P8"><text:span text:style-name="T5">Diagrama de navegación:</text:span> draw.io</text:p>
      <text:h text:style-name="Heading_20_2" text:outline-level="2"><text:bookmark-start text:name="__RefHeading___Toc147_737752421"/>Repositorio<text:bookmark-end text:name="__RefHeading___Toc147_737752421"/></text:h>
      <text:p text:style-name="P7">GitHub.</text:p>
      <text:h text:style-name="Heading_20_2" text:outline-level="2"><text:bookmark-start text:name="__RefHeading___Toc149_737752421"/><text:soft-page-break/>IDE<text:bookmark-end text:name="__RefHeading___Toc149_737752421"/></text:h>
      <text:p text:style-name="P7">PHPStorm</text:p>
      <text:p text:style-name="P7"/>
      <text:h text:style-name="Heading_20_2" text:outline-level="2"><text:bookmark-start text:name="__RefHeading___Toc151_737752421"/>Tecnologías a estudiar<text:bookmark-end text:name="__RefHeading___Toc151_737752421"/></text:h>
      <text:p text:style-name="P7">GPX, GML, GPS.</text:p>
      <text:h text:style-name="Heading_20_1" text:outline-level="1"><text:bookmark-start text:name="__RefHeading___Toc153_737752421"/>Maquetación de la página<text:bookmark-end text:name="__RefHeading___Toc153_737752421"/></text:h>
      <text:h text:style-name="Heading_20_2" text:outline-level="2"><text:bookmark-start text:name="__RefHeading___Toc155_737752421"/>Página de inicio<text:bookmark-end text:name="__RefHeading___Toc155_737752421"/></text:h>
      <text:p text:style-name="P3"/>
      <text:h text:style-name="Heading_20_2" text:outline-level="2"><text:bookmark-start text:name="__RefHeading___Toc157_737752421"/>Página de inicio de sesión / registro<text:bookmark-end text:name="__RefHeading___Toc157_737752421"/></text:h>
      <text:p text:style-name="P3"/>
      <text:h text:style-name="Heading_20_2" text:outline-level="2"><text:bookmark-start text:name="__RefHeading___Toc159_737752421"/>Página de seguimiento<text:bookmark-end text:name="__RefHeading___Toc159_737752421"/></text:h>
      <text:p text:style-name="Text_20_body"/>
      <text:h text:style-name="Heading_20_1" text:outline-level="1">Recursos utilizados</text:h>
      <text:p text:style-name="P11">Iconos: <text:a xlink:type="simple" xlink:href="http://www.freeiconspng.com/" text:style-name="Internet_20_link" text:visited-style-name="Visited_20_Internet_20_Link">http://www.freeiconspng.com</text:a></text:p>
      <text:p text:style-name="P11">Imágenes: <text:a xlink:type="simple" xlink:href="http://www.freepik.es/" text:style-name="Internet_20_link" text:visited-style-name="Visited_20_Internet_20_Link">http://www.freepik.es</text:a> <text:a xlink:type="simple" xlink:href="http://placehod.it/" text:style-name="Internet_20_link" text:visited-style-name="Visited_20_Internet_20_Link">http://placehod.it</text:a></text:p>
      <text:p text:style-name="P11">Fuentes: <text:a xlink:type="simple" xlink:href="https://fonts.google.com/" text:style-name="Internet_20_link" text:visited-style-name="Visited_20_Internet_20_Link">https://fonts.google.com</text:a> (Roboto regular y Lato regular) <text:a xlink:type="simple" xlink:href="https://icomoon.io/" text:style-name="Internet_20_link" text:visited-style-name="Visited_20_Internet_20_Link">https://icomoon.io</text:a> (Iconos redes sociales)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Kozuka Mincho Pro B" svg:font-family="'Kozuka Mincho Pro B'" style:font-family-generic="roman" style:font-pitch="variable"/>
    <style:font-face style:name="Kozuka Mincho Pro H" svg:font-family="'Kozuka Mincho Pro 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Negrita" style:font-family-generic="swiss" style:font-pitch="variable"/>
    <style:font-face style:name="Calibri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 fo:padding="0.049cm" fo:border-left="none" fo:border-right="none" fo:border-top="none" fo:border-bottom="0.06pt solid #000000" style:shadow="non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Calibri1" fo:font-family="Calibri" style:font-style-name="Negrit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 fo:font-family="Calibri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Calibri" fo:font-family="Calibri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" fo:font-family="Calibri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Calibri" fo:font-family="Calibri" style:font-style-name="Normal" style:font-family-generic="swiss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Kozuka Mincho Pro H" officeooo:rsid="0020fc9b" officeooo:paragraph-rsid="0020fc9b"/>
    </style:style>
    <style:style style:name="MP2" style:family="paragraph" style:parent-style-name="Footer">
      <style:paragraph-properties fo:text-align="center" style:justify-single-word="false"/>
      <style:text-properties style:font-name="Kozuka Mincho Pro B" fo:font-style="normal" fo:font-weight="bold" style:font-style-asian="normal" style:font-weight-asian="bold" style:font-style-complex="normal" style:font-weight-complex="bold"/>
    </style:style>
    <style:style style:name="MT1" style:family="text">
      <style:text-properties officeooo:rsid="00250a79"/>
    </style:style>
    <style:style style:name="MT2" style:family="text">
      <style:text-properties fo:font-weight="normal" officeooo:rsid="001d5be9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06pt solid #000000" fo:padding="0.051cm" style:shadow="none"/>
      </style:header-style>
      <style:footer-style>
        <style:header-footer-properties fo:min-height="0cm" fo:margin-left="0cm" fo:margin-right="0cm" fo:margin-top="0.499cm" fo:border="0.06pt solid #000000" fo:padding="0.051cm" style:shadow="none" fo:background-color="transparent" draw:fill="none" draw:fill-color="#ffffff"/>
      </style:footer-style>
    </style:page-layout>
  </office:automatic-styles>
  <office:master-styles>
    <style:master-page style:name="Standard" style:page-layout-name="Mpm1">
      <style:header>
        <text:p text:style-name="MP1">Pablo Mora Martín<text:tab/>2º DAW 16/17<text:tab/><text:span text:style-name="MT1">Proyecto Final Entregador</text:span></text:p>
      </style:header>
      <style:footer>
        <text:p text:style-name="MP2"><text:span text:style-name="MT2">Página </text:span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9M35S</meta:editing-duration>
    <meta:editing-cycles>19</meta:editing-cycles>
    <meta:generator>LibreOffice/5.1.2.2$Windows_x86 LibreOffice_project/d3bf12ecb743fc0d20e0be0c58ca359301eb705f</meta:generator>
    <dc:date>2017-02-19T22:26:06.718000000</dc:date>
    <meta:document-statistic meta:table-count="0" meta:image-count="0" meta:object-count="0" meta:page-count="3" meta:paragraph-count="49" meta:word-count="170" meta:character-count="1266" meta:non-whitespace-character-count="1144"/>
    <meta:user-defined meta:name="Info 1"/>
    <meta:user-defined meta:name="Info 2"/>
    <meta:user-defined meta:name="Info 3"/>
    <meta:user-defined meta:name="Info 4"/>
  </office:meta>
</office:document-meta>
</file>